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Akapitzlistą" style:master-page-name="MP0" style:list-style-name="LFO1" style:family="paragraph">
      <style:paragraph-properties fo:break-before="page"/>
      <style:text-properties fo:language="fr" fo:country="FR"/>
    </style:style>
    <style:style style:name="P2" style:parent-style-name="Akapitzlistą" style:list-style-name="LFO1" style:family="paragraph">
      <style:text-properties fo:language="fr" fo:country="FR"/>
    </style:style>
    <style:style style:name="P3" style:parent-style-name="Akapitzlistą" style:list-style-name="LFO1" style:family="paragraph">
      <style:text-properties fo:language="fr" fo:country="FR"/>
    </style:style>
    <style:style style:name="P4" style:parent-style-name="Akapitzlistą" style:list-style-name="LFO1" style:family="paragraph">
      <style:text-properties fo:language="fr" fo:country="FR"/>
    </style:style>
    <style:style style:name="P5" style:parent-style-name="Akapitzlistą" style:list-style-name="LFO1" style:family="paragraph">
      <style:text-properties fo:language="fr" fo:country="FR"/>
    </style:style>
    <style:style style:name="P6" style:parent-style-name="Akapitzlistą" style:list-style-name="LFO1" style:family="paragraph">
      <style:text-properties fo:language="fr" fo:country="FR"/>
    </style:style>
    <style:style style:name="P7" style:parent-style-name="Akapitzlistą" style:list-style-name="LFO1" style:family="paragraph">
      <style:text-properties fo:language="en" fo:country="AU"/>
    </style:style>
    <style:style style:name="P8" style:parent-style-name="Akapitzlistą" style:list-style-name="LFO1" style:family="paragraph">
      <style:text-properties fo:language="en" fo:country="AU"/>
    </style:style>
    <style:style style:name="P9" style:parent-style-name="Akapitzlistą" style:list-style-name="LFO1" style:family="paragraph">
      <style:text-properties fo:language="en" fo:country="AU"/>
    </style:style>
    <style:style style:name="P10" style:parent-style-name="Akapitzlistą" style:list-style-name="LFO1" style:family="paragraph">
      <style:text-properties fo:language="en" fo:country="AU"/>
    </style:style>
    <style:style style:name="P11" style:parent-style-name="Akapitzlistą" style:list-style-name="LFO1" style:family="paragraph">
      <style:text-properties fo:language="en" fo:country="AU"/>
    </style:style>
    <style:style style:name="P12" style:parent-style-name="Akapitzlistą" style:list-style-name="LFO1" style:family="paragraph">
      <style:text-properties fo:language="en" fo:country="AU"/>
    </style:style>
    <style:style style:name="P13" style:parent-style-name="Akapitzlistą" style:list-style-name="LFO1" style:family="paragraph">
      <style:text-properties fo:language="fr" fo:country="BE"/>
    </style:style>
    <style:style style:name="P14" style:parent-style-name="Akapitzlistą" style:list-style-name="LFO1" style:family="paragraph">
      <style:text-properties fo:language="fr" fo:country="BE"/>
    </style:style>
    <style:style style:name="P15" style:parent-style-name="Akapitzlistą" style:family="paragraph">
      <style:text-properties fo:language="fr" fo:country="BE"/>
    </style:style>
    <style:style style:name="P16" style:parent-style-name="Akapitzlistą" style:family="paragraph">
      <style:text-properties fo:language="fr" fo:country="BE"/>
    </style:style>
    <style:style style:name="P17" style:parent-style-name="Akapitzlistą" style:list-style-name="LFO1" style:family="paragraph">
      <style:text-properties fo:language="fr" fo:country="BE"/>
    </style:style>
    <style:style style:name="P18" style:parent-style-name="Akapitzlistą" style:list-style-name="LFO1" style:family="paragraph">
      <style:text-properties fo:language="fr" fo:country="BE"/>
    </style:style>
    <style:style style:name="P19" style:parent-style-name="Akapitzlistą" style:family="paragraph">
      <style:text-properties fo:language="fr" fo:country="BE"/>
    </style:style>
    <style:style style:name="P20" style:parent-style-name="Akapitzlistą" style:family="paragraph">
      <style:text-properties fo:language="fr" fo:country="BE"/>
    </style:style>
    <style:style style:name="P21" style:parent-style-name="Normalny" style:family="paragraph">
      <style:text-properties fo:language="fr" fo:country="BE"/>
    </style:style>
  </office:automatic-styles>
  <office:body>
    <office:text text:use-soft-page-breaks="true">
      <text:list text:style-name="LFO1" text:continue-numbering="true">
        <text:list-item>
          <text:p text:style-name="P1">Registration – ok</text:p>
        </text:list-item>
        <text:list-item>
          <text:p text:style-name="P2">Login OK</text:p>
        </text:list-item>
        <text:list-item>
          <text:p text:style-name="P3">Logout ok</text:p>
        </text:list-item>
        <text:list-item>
          <text:p text:style-name="P4">User profile afficher – ok</text:p>
        </text:list-item>
        <text:list-item>
          <text:p text:style-name="P5">User profile update <text:s/>- ok</text:p>
        </text:list-item>
        <text:list-item>
          <text:p text:style-name="P6">Delete user account – ok</text:p>
        </text:list-item>
        <text:list-item>
          <text:p text:style-name="P7">Admin upload a new course – ok</text:p>
        </text:list-item>
        <text:list-item>
          <text:p text:style-name="P8">Admin show all users + delete user -OK</text:p>
        </text:list-item>
        <text:list-item>
          <text:p text:style-name="P9">Admin show all course + delete course ok</text:p>
        </text:list-item>
        <text:list-item>
          <text:p text:style-name="P10">Add a comment – ok</text:p>
        </text:list-item>
        <text:list-item>
          <text:p text:style-name="P11">Show all comments - ok</text:p>
        </text:list-item>
        <text:list-item>
          <text:p text:style-name="P12">Search bar – OK</text:p>
        </text:list-item>
        <text:list-item>
          <text:p text:style-name="P13">Afficher tout les courses disponible – OK</text:p>
        </text:list-item>
        <text:list-item>
          <text:p text:style-name="P14">Selecte une course avec les details – ok</text:p>
        </text:list-item>
      </text:list>
      <text:p text:style-name="P15"/>
      <text:p text:style-name="P16">TO DO :</text:p>
      <text:list text:style-name="LFO1" text:continue-numbering="true">
        <text:list-item>
          <text:p text:style-name="P17">Les filtrers</text:p>
        </text:list-item>
        <text:list-item>
          <text:p text:style-name="P18">Buy<text:s/>course</text:p>
        </text:list-item>
      </text:list>
      <text:p text:style-name="P19"/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language="nl" fo:country="NL"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na Laskowska</meta:initial-creator>
    <dc:creator>Anna Laskowska</dc:creator>
    <meta:creation-date>2020-04-23T20:25:00Z</meta:creation-date>
    <dc:date>2020-04-23T20:29:00Z</dc:date>
    <meta:template xlink:href="Normal.dotm" xlink:type="simple"/>
    <meta:editing-cycles>5</meta:editing-cycles>
    <meta:editing-duration>PT0S</meta:editing-duration>
    <meta:document-statistic meta:page-count="1" meta:paragraph-count="1" meta:word-count="62" meta:character-count="402" meta:row-count="2" meta:non-whitespace-character-count="341"/>
  </office:meta>
</office:document-meta>
</file>